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style:font-name="Liberation Serif" officeooo:rsid="03058b1f" officeooo:paragraph-rsid="0010b8aa" fo:background-color="transparen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officeooo:paragraph-rsid="0010b8aa" fo:background-color="transparent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7cde" officeooo:paragraph-rsid="00117cde" style:font-weight-asian="bold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10b8aa" fo:background-color="transparent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4e4d8c" officeooo:paragraph-rsid="004e4d8c" fo:background-color="transparent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text-properties officeooo:paragraph-rsid="001943cb"/>
    </style:style>
    <style:style style:name="P7" style:family="paragraph" style:parent-style-name="Standard" style:list-style-name="L1">
      <style:text-properties officeooo:paragraph-rsid="001b34eb"/>
    </style:style>
    <style:style style:name="P8" style:family="paragraph" style:parent-style-name="Standard" style:list-style-name="L1">
      <style:text-properties officeooo:paragraph-rsid="0035894f"/>
    </style:style>
    <style:style style:name="P9" style:family="paragraph" style:parent-style-name="Standard" style:list-style-name="L1">
      <style:text-properties officeooo:paragraph-rsid="001d11ac"/>
    </style:style>
    <style:style style:name="P10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943cb" officeooo:paragraph-rsid="001943cb" fo:background-color="transparent" style:font-size-asian="12pt" style:font-style-asian="normal" style:font-size-complex="12pt" style:font-style-complex="normal"/>
    </style:style>
    <style:style style:name="P11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943cb" officeooo:paragraph-rsid="001b34eb" fo:background-color="transparent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afe93" officeooo:paragraph-rsid="001b34eb" fo:background-color="transparent" style:font-size-asian="12pt" style:font-style-asian="normal" style:font-size-complex="12pt" style:font-style-complex="normal"/>
    </style:style>
    <style:style style:name="P13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3f1116" officeooo:paragraph-rsid="003f1116" fo:background-color="transparent" style:font-size-asian="12pt" style:font-style-asian="normal" style:font-size-complex="12pt" style:font-style-complex="normal"/>
    </style:style>
    <style:style style:name="P14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23d6be" officeooo:paragraph-rsid="0023d6be" fo:background-color="transparent" style:font-size-asian="12pt" style:font-style-asian="normal" style:font-size-complex="12pt" style:font-style-complex="normal"/>
    </style:style>
    <style:style style:name="P15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212cc2" officeooo:paragraph-rsid="00212cc2" fo:background-color="transparent" style:font-size-asian="12pt" style:font-style-asian="normal" style:font-size-complex="12pt" style:font-style-complex="normal"/>
    </style:style>
    <style:style style:name="P16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fc6b4" officeooo:paragraph-rsid="001fc6b4" fo:background-color="transparent" style:font-size-asian="12pt" style:font-style-asian="normal" style:font-size-complex="12pt" style:font-style-complex="normal"/>
    </style:style>
    <style:style style:name="P17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256899" officeooo:paragraph-rsid="00256899" fo:background-color="transparent" style:font-size-asian="12pt" style:font-style-asian="normal" style:font-size-complex="12pt" style:font-style-complex="normal"/>
    </style:style>
    <style:style style:name="P18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274725" officeooo:paragraph-rsid="00274725" fo:background-color="transparent" style:font-size-asian="12pt" style:font-style-asian="normal" style:font-size-complex="12pt" style:font-style-complex="normal"/>
    </style:style>
    <style:style style:name="P19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1ecd0c" fo:background-color="transparent" style:font-size-asian="12pt" style:font-style-asian="normal" style:font-size-complex="12pt" style:font-style-complex="normal"/>
    </style:style>
    <style:style style:name="P20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1d7124" fo:background-color="transparent" style:font-size-asian="12pt" style:font-style-asian="normal" style:font-size-complex="12pt" style:font-style-complex="normal"/>
    </style:style>
    <style:style style:name="P21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2a8700" fo:background-color="transparent" style:font-size-asian="12pt" style:font-style-asian="normal" style:font-size-complex="12pt" style:font-style-complex="normal"/>
    </style:style>
    <style:style style:name="P22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2c50ca" fo:background-color="transparent" style:font-size-asian="12pt" style:font-style-asian="normal" style:font-size-complex="12pt" style:font-style-complex="normal"/>
    </style:style>
    <style:style style:name="P23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302f8a" fo:background-color="transparent" style:font-size-asian="12pt" style:font-style-asian="normal" style:font-size-complex="12pt" style:font-style-complex="normal"/>
    </style:style>
    <style:style style:name="P24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4276e0" fo:background-color="transparent" style:font-size-asian="12pt" style:font-style-asian="normal" style:font-size-complex="12pt" style:font-style-complex="normal"/>
    </style:style>
    <style:style style:name="P25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43634d" fo:background-color="transparent" style:font-size-asian="12pt" style:font-style-asian="normal" style:font-size-complex="12pt" style:font-style-complex="normal"/>
    </style:style>
    <style:style style:name="P26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3199d5" fo:background-color="transparent" style:font-size-asian="12pt" style:font-style-asian="normal" style:font-size-complex="12pt" style:font-style-complex="normal"/>
    </style:style>
    <style:style style:name="P27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4b550a" fo:background-color="transparent" style:font-size-asian="12pt" style:font-style-asian="normal" style:font-size-complex="12pt" style:font-style-complex="normal"/>
    </style:style>
    <style:style style:name="P28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3b3683" fo:background-color="transparent" style:font-size-asian="12pt" style:font-style-asian="normal" style:font-size-complex="12pt" style:font-style-complex="normal"/>
    </style:style>
    <style:style style:name="P29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4ddb81" fo:background-color="transparent" style:font-size-asian="12pt" style:font-style-asian="normal" style:font-size-complex="12pt" style:font-style-complex="normal"/>
    </style:style>
    <style:style style:name="P30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3e1b68" fo:background-color="transparent" style:font-size-asian="12pt" style:font-style-asian="normal" style:font-size-complex="12pt" style:font-style-complex="normal"/>
    </style:style>
    <style:style style:name="P31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27ebd6" officeooo:paragraph-rsid="0027ebd6" fo:background-color="transparent" style:font-size-asian="12pt" style:font-style-asian="normal" style:font-size-complex="12pt" style:font-style-complex="normal"/>
    </style:style>
    <style:style style:name="P32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2c50ca" officeooo:paragraph-rsid="002c50ca" fo:background-color="transparent" style:font-size-asian="12pt" style:font-style-asian="normal" style:font-size-complex="12pt" style:font-style-complex="normal"/>
    </style:style>
    <style:style style:name="P33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2db732" officeooo:paragraph-rsid="002db732" fo:background-color="transparent" style:font-size-asian="12pt" style:font-style-asian="normal" style:font-size-complex="12pt" style:font-style-complex="normal"/>
    </style:style>
    <style:style style:name="P34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2f93bc" officeooo:paragraph-rsid="002f93bc" fo:background-color="transparent" style:font-size-asian="12pt" style:font-style-asian="normal" style:font-size-complex="12pt" style:font-style-complex="normal"/>
    </style:style>
    <style:style style:name="P35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4276e0" officeooo:paragraph-rsid="004276e0" fo:background-color="transparent" style:font-size-asian="12pt" style:font-style-asian="normal" style:font-size-complex="12pt" style:font-style-complex="normal"/>
    </style:style>
    <style:style style:name="P36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353b3e" officeooo:paragraph-rsid="00353b3e" fo:background-color="transparent" style:font-size-asian="12pt" style:font-style-asian="normal" style:font-size-complex="12pt" style:font-style-complex="normal"/>
    </style:style>
    <style:style style:name="P37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4cc7a8" officeooo:paragraph-rsid="004cc7a8" fo:background-color="transparent" style:font-size-asian="12pt" style:font-style-asian="normal" style:font-size-complex="12pt" style:font-style-complex="normal"/>
    </style:style>
    <style:style style:name="P38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3e0f8c" officeooo:paragraph-rsid="003e0f8c" fo:background-color="transparent" style:font-size-asian="12pt" style:font-style-asian="normal" style:font-size-complex="12pt" style:font-style-complex="normal"/>
    </style:style>
    <style:style style:name="P39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4e3874" officeooo:paragraph-rsid="004e3874" fo:background-color="transparent" style:font-size-asian="12pt" style:font-style-asian="normal" style:font-size-complex="12pt" style:font-style-complex="normal"/>
    </style:style>
    <style:style style:name="P40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3ec9b1" officeooo:paragraph-rsid="003ec9b1" fo:background-color="transparent" style:font-size-asian="12pt" style:font-style-asian="normal" style:font-size-complex="12pt" style:font-style-complex="normal"/>
    </style:style>
    <style:style style:name="P41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3ec9b1" officeooo:paragraph-rsid="003ec9b1" fo:background-color="transparent" style:font-size-asian="12pt" style:font-style-asian="normal" style:font-size-complex="12pt" style:font-style-complex="normal"/>
    </style:style>
    <style:style style:name="P42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3ec9b1" officeooo:paragraph-rsid="004ebf77" fo:background-color="transparent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style:use-window-font-color="true" fo:font-size="12pt" fo:letter-spacing="normal" fo:font-style="normal" fo:font-weight="normal" officeooo:rsid="03058b1f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style:use-window-font-color="true" fo:font-size="12pt" fo:letter-spacing="normal" fo:font-style="normal" fo:font-weight="normal" officeooo:rsid="0012b5c9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style:use-window-font-color="true" fo:font-size="12pt" fo:letter-spacing="normal" fo:font-style="normal" fo:font-weight="normal" officeooo:rsid="00137709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style:use-window-font-color="true" fo:font-size="12pt" fo:letter-spacing="normal" fo:font-weight="normal" officeooo:rsid="03058b1f" style:font-size-asian="12pt" style:font-size-complex="12pt"/>
    </style:style>
    <style:style style:name="T5" style:family="text">
      <style:text-properties fo:font-variant="normal" fo:text-transform="none" style:use-window-font-color="true" fo:font-size="12pt" fo:letter-spacing="normal" fo:font-weight="normal" officeooo:rsid="0012b5c9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943cb" fo:background-color="transparent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fe93" fo:background-color="transparent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b34eb" fo:background-color="transparent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d11ac" fo:background-color="transparent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12cc2" fo:background-color="transparent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9bd5c" fo:background-color="transparent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5894f" fo:background-color="transparent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6d659" fo:background-color="transparent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76523" fo:background-color="transparent" style:font-size-asian="12pt" style:font-style-asian="normal" style:font-size-complex="12pt" style:font-style-complex="normal"/>
    </style:style>
    <style:style style:name="T15" style:family="text">
      <style:text-properties officeooo:rsid="00117cde"/>
    </style:style>
    <style:style style:name="T16" style:family="text">
      <style:text-properties officeooo:rsid="03058b1f"/>
    </style:style>
    <style:style style:name="T17" style:family="text">
      <style:text-properties officeooo:rsid="001d7124"/>
    </style:style>
    <style:style style:name="T18" style:family="text">
      <style:text-properties officeooo:rsid="001ecd0c"/>
    </style:style>
    <style:style style:name="T19" style:family="text">
      <style:text-properties officeooo:rsid="00274725"/>
    </style:style>
    <style:style style:name="T20" style:family="text">
      <style:text-properties officeooo:rsid="002a8700"/>
    </style:style>
    <style:style style:name="T21" style:family="text">
      <style:text-properties officeooo:rsid="002c50ca"/>
    </style:style>
    <style:style style:name="T22" style:family="text">
      <style:text-properties officeooo:rsid="002d71ee"/>
    </style:style>
    <style:style style:name="T23" style:family="text">
      <style:text-properties officeooo:rsid="00302f8a"/>
    </style:style>
    <style:style style:name="T24" style:family="text">
      <style:text-properties officeooo:rsid="00304034"/>
    </style:style>
    <style:style style:name="T25" style:family="text">
      <style:text-properties officeooo:rsid="003199d5"/>
    </style:style>
    <style:style style:name="T26" style:family="text">
      <style:text-properties officeooo:rsid="003353bb"/>
    </style:style>
    <style:style style:name="T27" style:family="text">
      <style:text-properties officeooo:rsid="003418a0"/>
    </style:style>
    <style:style style:name="T28" style:family="text">
      <style:text-properties officeooo:rsid="003b3683"/>
    </style:style>
    <style:style style:name="T29" style:family="text">
      <style:text-properties officeooo:rsid="003c9fa1"/>
    </style:style>
    <style:style style:name="T30" style:family="text">
      <style:text-properties officeooo:rsid="003e1b68"/>
    </style:style>
    <style:style style:name="T31" style:family="text">
      <style:text-properties officeooo:rsid="003ec9b1"/>
    </style:style>
    <style:style style:name="T32" style:family="text">
      <style:text-properties officeooo:rsid="0040809b"/>
    </style:style>
    <style:style style:name="T33" style:family="text">
      <style:text-properties fo:font-style="italic" officeooo:rsid="002a8700" style:font-style-asian="italic" style:font-style-complex="italic"/>
    </style:style>
    <style:style style:name="T34" style:family="text">
      <style:text-properties officeooo:rsid="004276e0"/>
    </style:style>
    <style:style style:name="T35" style:family="text">
      <style:text-properties officeooo:rsid="0043634d"/>
    </style:style>
    <style:style style:name="T36" style:family="text">
      <style:text-properties officeooo:rsid="0044df4d"/>
    </style:style>
    <style:style style:name="T37" style:family="text">
      <style:text-properties officeooo:rsid="0045858b"/>
    </style:style>
    <style:style style:name="T38" style:family="text">
      <style:text-properties officeooo:rsid="00471204"/>
    </style:style>
    <style:style style:name="T39" style:family="text">
      <style:text-properties officeooo:rsid="0048fd27"/>
    </style:style>
    <style:style style:name="T40" style:family="text">
      <style:text-properties officeooo:rsid="004ac91a"/>
    </style:style>
    <style:style style:name="T41" style:family="text">
      <style:text-properties officeooo:rsid="004b550a"/>
    </style:style>
    <style:style style:name="T42" style:family="text">
      <style:text-properties officeooo:rsid="004c265b"/>
    </style:style>
    <style:style style:name="T43" style:family="text">
      <style:text-properties officeooo:rsid="004c77f1"/>
    </style:style>
    <style:style style:name="T44" style:family="text">
      <style:text-properties officeooo:rsid="004ddb81"/>
    </style:style>
    <style:style style:name="T45" style:family="text">
      <style:text-properties officeooo:rsid="004e3874"/>
    </style:style>
    <style:style style:name="T46" style:family="text">
      <style:text-properties officeooo:rsid="004ebf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ter 4: Case Study in JavaScript Development</text:p>
      <text:p text:style-name="P1"/>
      <text:p text:style-name="P2"><text:span text:style-name="T16">AtWood's Law: </text:span><text:span text:style-name="T15">A</text:span><text:span text:style-name="T4">ny application that </text:span><text:span text:style-name="T1">can</text:span><text:span text:style-name="T4"> be written in JavaScript, </text:span><text:span text:style-name="T1">will</text:span><text:span text:style-name="T4"> eventually be written in JavaScript. </text:span><text:span text:style-name="T5">– </text:span><text:span text:style-name="T2">Jeff AtWood, Coding Horror, </text:span><text:span text:style-name="T3">codinghorror.com</text:span></text:p>
      <text:p text:style-name="P4"/>
      <text:p text:style-name="P4"/>
      <text:p text:style-name="P5">Outline:</text:p>
      <text:list xml:id="list3684286721" text:style-name="L1">
        <text:list-item>
          <text:p text:style-name="P6"><text:span text:style-name="T6">Goal</text:span><text:span text:style-name="T14">s</text:span><text:span text:style-name="T6">: </text:span></text:p>
          <text:list>
            <text:list-item>
              <text:p text:style-name="P10">Qualitative analysis of the current state of JavaScript development.</text:p>
            </text:list-item>
            <text:list-item>
              <text:p text:style-name="P6"><text:span text:style-name="T6">Test</text:span><text:span text:style-name="T7"> server-side </text:span><text:span text:style-name="T11">with a significant sized application</text:span></text:p>
            </text:list-item>
            <text:list-item>
              <text:p text:style-name="P12">Push the limits of current JavaScript tools</text:p>
            </text:list-item>
            <text:list-item>
              <text:p text:style-name="P13">Caveats:</text:p>
              <text:list>
                <text:list-item>
                  <text:p text:style-name="P13">Testing a giant scalable system was not possible, those limitations of JS would be interesting for further research</text:p>
                </text:list-item>
              </text:list>
            </text:list-item>
          </text:list>
        </text:list-item>
        <text:list-item>
          <text:p text:style-name="P11">Methods:</text:p>
          <text:list>
            <text:list-item>
              <text:p text:style-name="P7"><text:span text:style-name="T8">join team of PHP developers </text:span><text:span text:style-name="T9">who want to try pure JS development</text:span></text:p>
            </text:list-item>
            <text:list-item>
              <text:p text:style-name="P14">Agile development </text:p>
            </text:list-item>
          </text:list>
        </text:list-item>
        <text:list-item>
          <text:p text:style-name="P15">Project requirements</text:p>
          <text:list>
            <text:list-item>
              <text:p text:style-name="P8"><text:span text:style-name="T12">Nextfive is a tool for </text:span><text:span text:style-name="T13">viewing employee reports</text:span></text:p>
            </text:list-item>
          </text:list>
        </text:list-item>
        <text:list-item>
          <text:p text:style-name="P9"><text:span text:style-name="T9">Early </text:span><text:span text:style-name="T10">technical </text:span><text:span text:style-name="T9">decisions</text:span></text:p>
          <text:list>
            <text:list-item>
              <text:p text:style-name="P15">Angular vs Backbone</text:p>
            </text:list-item>
            <text:list-item>
              <text:p text:style-name="P16">Structure of the application</text:p>
            </text:list-item>
          </text:list>
        </text:list-item>
        <text:list-item>
          <text:p text:style-name="P16">Analysis of technologies used:</text:p>
          <text:list>
            <text:list-item>
              <text:p text:style-name="P17">Major components:</text:p>
              <text:list>
                <text:list-item>
                  <text:p text:style-name="P17">Node</text:p>
                </text:list-item>
                <text:list-item>
                  <text:p text:style-name="P17">Express</text:p>
                </text:list-item>
                <text:list-item>
                  <text:p text:style-name="P17">Angular</text:p>
                </text:list-item>
                <text:list-item>
                  <text:p text:style-name="P17">Mongo</text:p>
                </text:list-item>
              </text:list>
            </text:list-item>
            <text:list-item>
              <text:p text:style-name="P17">Minor components:</text:p>
              <text:list>
                <text:list-item>
                  <text:p text:style-name="P17">Grunt</text:p>
                </text:list-item>
                <text:list-item>
                  <text:p text:style-name="P18">JSHint</text:p>
                </text:list-item>
                <text:list-item>
                  <text:p text:style-name="P18">PassPort</text:p>
                </text:list-item>
                <text:list-item>
                  <text:p text:style-name="P18">Mongoose</text:p>
                </text:list-item>
                <text:list-item>
                  <text:p text:style-name="P18">JQuery </text:p>
                </text:list-item>
                <text:list-item>
                  <text:p text:style-name="P18">Node/ExpressMailer</text:p>
                </text:list-item>
              </text:list>
            </text:list-item>
            <text:list-item>
              <text:p text:style-name="P19"><text:span text:style-name="T19">Overall </text:span><text:span text:style-name="T18">Successes:</text:span></text:p>
            </text:list-item>
            <text:list-item>
              <text:p text:style-name="P20"><text:span text:style-name="T19">Overall </text:span><text:span text:style-name="T17">Challenges:</text:span></text:p>
            </text:list-item>
          </text:list>
        </text:list-item>
        <text:list-item>
          <text:p text:style-name="P31">The result of the project</text:p>
        </text:list-item>
        <text:list-item>
          <text:p text:style-name="P31">Conclusions</text:p>
          <text:list>
            <text:list-item>
              <text:p text:style-name="P21"><text:span text:style-name="T20">Advantage of </text:span><text:span text:style-name="T32">writing </text:span><text:span text:style-name="T33">one language</text:span><text:span text:style-name="T20"> is huge, especially when working on both frontend and backend</text:span></text:p>
              <text:list>
                <text:list-item>
                  <text:p text:style-name="P32">Actually blurs the line between frontend and backend somewhat</text:p>
                  <text:list>
                    <text:list-item>
                      <text:p text:style-name="P22"><text:span text:style-name="T21">Cuts down on </text:span><text:span text:style-name="T22">interface code between them</text:span></text:p>
                    </text:list-item>
                    <text:list-item>
                      <text:p text:style-name="P32">Data is represented exactly the same way in Mongo, Express, Angular</text:p>
                    </text:list-item>
                    <text:list-item>
                      <text:p text:style-name="P33">No context switching for full-stack programmer</text:p>
                    </text:list-item>
                  </text:list>
                </text:list-item>
              </text:list>
            </text:list-item>
            <text:list-item>
              <text:p text:style-name="P34">But does that language have to be JavaScript?</text:p>
              <text:list>
                <text:list-item>
                  <text:p text:style-name="P23"><text:soft-page-break/><text:span text:style-name="T23">Other dynamic typed languages </text:span><text:span text:style-name="T24">are probably just as good </text:span><text:span text:style-name="T25">for 95%</text:span></text:p>
                </text:list-item>
                <text:list-item>
                  <text:p text:style-name="P35">Callback drawbacks</text:p>
                  <text:list>
                    <text:list-item>
                      <text:p text:style-name="P24"><text:span text:style-name="T34">Can be confusing to read / </text:span><text:span text:style-name="T37">write – </text:span><text:span text:style-name="T38">harder to write really clean code</text:span></text:p>
                    </text:list-item>
                    <text:list-item>
                      <text:p text:style-name="P25"><text:span text:style-name="T36">The concept </text:span><text:span text:style-name="T39">of the event loop </text:span><text:span text:style-name="T36">can be d</text:span><text:span text:style-name="T35">ifficult to grasp</text:span></text:p>
                    </text:list-item>
                  </text:list>
                </text:list-item>
                <text:list-item>
                  <text:p text:style-name="P26"><text:span text:style-name="T40">We had to use JS anyway: </text:span><text:span text:style-name="T25"><text:s/></text:span><text:span text:style-name="T26">interfacing with </text:span><text:span text:style-name="T27">HTML</text:span></text:p>
                  <text:list>
                    <text:list-item>
                      <text:p text:style-name="P36">Angular has a steep learning curve, but serious advantages</text:p>
                    </text:list-item>
                    <text:list-item>
                      <text:p text:style-name="P27"><text:span text:style-name="T42">However, this is sort of a cop out point. </text:span><text:span text:style-name="T41">If python could interface with HTML as well, it might be an excellent choice</text:span></text:p>
                    </text:list-item>
                  </text:list>
                </text:list-item>
              </text:list>
            </text:list-item>
            <text:list-item>
              <text:p text:style-name="P28"><text:span text:style-name="T28">Modern </text:span><text:span text:style-name="T29">tools and frameworks are great for </text:span><text:span text:style-name="T43">Web</text:span><text:span text:style-name="T29"> development </text:span></text:p>
              <text:list>
                <text:list-item>
                  <text:p text:style-name="P37">The hardwork of Web development is delt with</text:p>
                </text:list-item>
                <text:list-item>
                  <text:p text:style-name="P38">NPM is an excellent package manager</text:p>
                </text:list-item>
                <text:list-item>
                  <text:p text:style-name="P38">Grunt is an excellent build tool</text:p>
                </text:list-item>
                <text:list-item>
                  <text:p text:style-name="P29"><text:span text:style-name="T44">Express </text:span><text:span text:style-name="T45">hides all the nasty parts about writing a web server</text:span></text:p>
                </text:list-item>
                <text:list-item>
                  <text:p text:style-name="P39">Heroku → using git to push to the scalable cloud</text:p>
                </text:list-item>
                <text:list-item>
                  <text:p text:style-name="P30"><text:span text:style-name="T31">Because</text:span><text:span text:style-name="T30"> the stack is so new, the </text:span><text:span text:style-name="T31">people building the tools are excellent</text:span></text:p>
                  <text:list>
                    <text:list-item>
                      <text:p text:style-name="P40">less battle-tested however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p text:style-name="P41"/>
      <text:p text:style-name="P42"><text:span text:style-name="T46">https://crypton.io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6:08:30</meta:creation-date>
    <dc:date>2013-11-06T13:24:55</dc:date>
    <meta:editing-duration>PT27M28S</meta:editing-duration>
    <meta:editing-cycles>63</meta:editing-cycles>
    <meta:generator>LibreOffice/3.6$MacOSX_x86 LibreOffice_project/e29a214-2bbed72-0621de6-a97528c-8f066d</meta:generator>
    <meta:document-statistic meta:table-count="0" meta:image-count="0" meta:object-count="0" meta:page-count="2" meta:paragraph-count="56" meta:word-count="390" meta:character-count="2169" meta:non-whitespace-character-count="1882"/>
  </office:meta>
</office:document-meta>
</file>